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9E00000188DC33A108035C8637.png" manifest:media-type="image/png"/>
  <manifest:file-entry manifest:full-path="Pictures/100002010000010F00000120BEDD1801BC60107C.png" manifest:media-type="image/png"/>
  <manifest:file-entry manifest:full-path="Pictures/10000000000002C90000034F9839F470C8BA5688.png" manifest:media-type="image/png"/>
  <manifest:file-entry manifest:full-path="Pictures/1000000000000020000000204B249CA79A42C6D7.png" manifest:media-type="image/png"/>
  <manifest:file-entry manifest:full-path="Pictures/1000000000000649000003968A154D838D17D47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" svg:font-family="'Arial Black'" style:font-family-generic="roman"/>
    <style:font-face style:name="Thorndale" svg:font-family="Thorndale" style:font-family-generic="roman"/>
    <style:font-face style:name="MS Gothic" svg:font-family="'MS Gothic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1.021cm, 14.121cm, 2.153cm, 4.114cm)" draw:image-opacity="100%" style:mirror="none"/>
    </style:style>
    <style:style style:name="gr2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11.76cm, 0cm, 0cm, 0.704cm)" draw:image-opacity="100%" style:mirror="none"/>
    </style:style>
    <style:style style:name="gr3" style:family="graphic" style:parent-style-name="standard">
      <style:graphic-properties draw:textarea-vertical-align="middle" draw:auto-grow-height="false" fo:min-height="0.067cm" fo:min-width="1.389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e6e64c" draw:textarea-horizontal-align="center" draw:textarea-vertical-align="middle" draw:auto-grow-height="false" draw:fit-to-size="false" style:shrink-to-fit="false" fo:min-height="1.14cm" fo:min-width="2.301cm" fo:padding-top="0.13cm" fo:padding-bottom="0.13cm" fo:padding-left="0.25cm" fo:padding-right="0.25cm" fo:wrap-option="wrap" draw:shadow="hidden" draw:shadow-offset-x="0.3cm" draw:shadow-offset-y="0.3cm" draw:shadow-color="#808080"/>
    </style:style>
    <style:style style:name="P1" style:family="paragraph">
      <style:paragraph-properties fo:text-align="center"/>
    </style:style>
    <style:style style:name="P2" style:family="paragraph">
      <style:paragraph-properties fo:text-align="start">
        <style:tab-stops/>
      </style:paragraph-properties>
      <style:text-properties fo:font-size="14pt" style:font-size-asian="18pt" style:font-size-complex="18pt"/>
    </style:style>
    <style:style style:name="P3" style:family="paragraph">
      <style:text-properties fo:font-size="14pt" style:font-size-asian="18pt" style:font-size-complex="18pt"/>
    </style:style>
    <style:style style:name="P4" style:family="paragraph">
      <style:paragraph-properties fo:text-align="end"/>
      <style:text-properties fo:font-size="14pt" style:font-size-asian="18pt" style:font-size-complex="18pt"/>
    </style:style>
    <style:style style:name="P5" style:family="paragraph">
      <loext:graphic-properties draw:fill="none" draw:fill-color="#ffffff"/>
      <style:text-properties fo:font-size="14pt" style:font-size-asian="18pt" style:font-size-complex="18pt"/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</style:style>
    <style:style style:name="P7" style:family="paragraph">
      <loext:graphic-properties draw:fill="solid" draw:fill-color="#e6e64c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Arial Black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14pt" style:font-size-asian="18pt" style:font-size-complex="18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bold" style:letter-kerning="true" style:font-name-asian="Noto Sans CJK SC Regular" style:font-size-asian="18pt" style:font-style-asian="normal" style:font-weight-asian="bold" style:font-name-complex="Lucida 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size="11pt" fo:font-weight="bold" style:font-size-asian="18pt" style:font-weight-asian="bold" style:font-size-complex="18pt" style:font-weight-complex="bold"/>
    </style:style>
    <style:style style:name="T4" style:family="text">
      <style:text-properties fo:font-size="11pt" style:font-size-asian="18pt" style:font-size-complex="18pt"/>
    </style:style>
    <style:style style:name="T5" style:family="text">
      <style:text-properties fo:color="#000000" style:text-outline="false" style:text-line-through-style="none" style:text-line-through-type="none" style:text-position="0% 100%" style:font-name="Arial Black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7.932cm" svg:height="6.799cm" svg:x="16.7cm" svg:y="7cm">
          <draw:image xlink:href="Pictures/1000000000000649000003968A154D838D17D47F.png" xlink:type="simple" xlink:show="embed" xlink:actuate="onLoad" loext:mime-type="image/png">
            <text:p/>
          </draw:image>
        </draw:frame>
        <draw:frame draw:style-name="gr2" draw:text-style-name="P1" draw:layer="layout" svg:width="8.3cm" svg:height="5.024cm" svg:x="3.7cm" svg:y="8.3cm">
          <draw:image xlink:href="Pictures/10000000000002C90000034F9839F470C8BA5688.png" xlink:type="simple" xlink:show="embed" xlink:actuate="onLoad" loext:mime-type="image/png">
            <text:p/>
          </draw:image>
        </draw:frame>
        <draw:custom-shape draw:style-name="gr3" draw:text-style-name="P1" draw:layer="layout" svg:width="5.178cm" svg:height="5.311cm" draw:transform="rotate (-1.58126830230686) translate (17.291cm 7.822cm)">
          <text:p/>
          <draw:enhanced-geometry draw:text-areas="?f2 ?f2 ?f5 ?f4 ?f2 ?f0 ?f4 ?f5" draw:glue-points="?f2 ?f2 ?f5 ?f4 ?f2 ?f0 ?f4 ?f5" draw:glue-point-type="rectangle" draw:type="mso-spt100" draw:modifiers="9454.27944403804 10154.7915142648 3569.63448922212" draw:enhanced-path="M ?f2 ?f0 L ?f1 ?f0 10800 0 ?f3 ?f0 ?f4 ?f0 ?f4 ?f2 ?f5 ?f2 ?f5 ?f1 21600 10800 ?f5 ?f3 ?f5 ?f4 ?f4 ?f4 ?f4 ?f5 ?f3 ?f5 10800 21600 ?f1 ?f5 ?f2 ?f5 Z N">
            <draw:equation draw:name="f0" draw:formula="$2 "/>
            <draw:equation draw:name="f1" draw:formula="$0 "/>
            <draw:equation draw:name="f2" draw:formula="$1 "/>
            <draw:equation draw:name="f3" draw:formula="21600-$0 "/>
            <draw:equation draw:name="f4" draw:formula="21600-$1 "/>
            <draw:equation draw:name="f5" draw:formula="21600-$2 "/>
            <draw:handle draw:handle-position="$1 $2" draw:handle-range-x-minimum="?f1" draw:handle-range-x-maximum="10800" draw:handle-range-y-minimum="0" draw:handle-range-y-maximum="?f1"/>
            <draw:handle draw:handle-position="$0 top" draw:handle-range-x-minimum="?f0" draw:handle-range-x-maximum="?f2"/>
          </draw:enhanced-geometry>
        </draw:custom-shape>
        <draw:frame draw:style-name="gr4" draw:text-style-name="P5" draw:layer="layout" svg:width="2.331cm" svg:height="1.904cm" svg:x="11.8cm" svg:y="10.7cm">
          <draw:text-box>
            <text:p text:style-name="P2"><text:span text:style-name="T1">1d</text:span></text:p>
            <text:p text:style-name="P3"><text:span text:style-name="T1">Average</text:span></text:p>
            <text:p text:style-name="P4"><text:span text:style-name="T1">2d</text:span></text:p>
          </draw:text-box>
        </draw:frame>
        <draw:frame draw:style-name="gr4" draw:text-style-name="P5" draw:layer="layout" svg:width="3.08cm" svg:height="1.234cm" svg:x="14.8cm" svg:y="11cm">
          <draw:text-box>
            <text:p text:style-name="P3"><text:span text:style-name="T1">Calibrate </text:span></text:p>
            <text:p text:style-name="P4"><text:span text:style-name="T2">→</text:span><text:span text:style-name="T3">3d </text:span><text:span text:style-name="T4">geometry</text:span></text:p>
          </draw:text-box>
        </draw:frame>
        <draw:frame draw:style-name="gr5" draw:text-style-name="P1" draw:layer="layout" svg:width="5.166cm" svg:height="5.662cm" svg:x="12.025cm" svg:y="2.938cm">
          <draw:image xlink:href="Pictures/100002010000010F00000120BEDD1801BC60107C.png" xlink:type="simple" xlink:show="embed" xlink:actuate="onLoad" loext:mime-type="image/png">
            <text:p/>
          </draw:image>
        </draw:frame>
        <draw:frame draw:style-name="gr5" draw:text-style-name="P1" draw:layer="layout" svg:width="8.784cm" svg:height="5.3cm" svg:x="10.216cm" svg:y="13.303cm">
          <draw:image xlink:href="Pictures/100000000000029E00000188DC33A108035C8637.png" xlink:type="simple" xlink:show="embed" xlink:actuate="onLoad" loext:mime-type="image/png">
            <text:p/>
          </draw:image>
        </draw:frame>
        <draw:custom-shape draw:style-name="gr6" draw:text-style-name="P7" draw:layer="layout" svg:width="2.8cm" svg:height="1.4cm" svg:x="13.7cm" svg:y="9.6cm">
          <text:p text:style-name="P6"><text:span text:style-name="T5">PyFAI</text:span></text:p>
          <draw:enhanced-geometry svg:viewBox="0 0 21600 21600" draw:extrusion="true" draw:extrusion-brightness="15%" draw:extrusion-light-face="true" draw:extrusion-first-light-harsh="true" draw:extrusion-second-light-harsh="false" draw:extrusion-second-light-level="36.99951171875%" draw:extrusion-first-light-direction="(50000 50000 10000)" draw:extrusion-second-light-direction="(-50000 0 10000)" draw:extrusion-metal="false" draw:extrusion-rotation-angle="-15 -45" dr3d:projection="perspective" draw:extrusion-color="false" draw:text-areas="0 0 21600 21600" draw:text-path="true" draw:text-path-mode="shape" draw:text-path-scale="path" draw:text-path-same-letter-heights="false" draw:type="fontwork-triangle-down" draw:modifiers="21600 10800" draw:enhanced-path="M 0 0 L 21600 0 N M 0 ?f0 L 10800 21600 21600 ?f0 N">
            <draw:equation draw:name="f0" draw:formula="$0 "/>
            <draw:handle draw:handle-position="left $0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Black" svg:font-family="'Arial Black'" style:font-family-generic="roman"/>
    <style:font-face style:name="Thorndale" svg:font-family="Thorndale" style:font-family-generic="roman"/>
    <style:font-face style:name="MS Gothic" svg:font-family="'MS Gothic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ucid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0-28T16:51:33.005714655</meta:creation-date>
    <dc:date>2020-10-28T22:31:14.745370811</dc:date>
    <meta:editing-duration>PT5H28M48S</meta:editing-duration>
    <meta:editing-cycles>4</meta:editing-cycles>
    <meta:generator>LibreOffice/6.1.5.2$Linux_X86_64 LibreOffice_project/10$Build-2</meta:generator>
    <meta:document-statistic meta:object-count="8"/>
  </office:meta>
</office:document-meta>
</file>